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list-style-name="L1"/>
    <style:style style:name="P4" style:family="paragraph" style:parent-style-name="Standard" style:list-style-name="L1">
      <style:text-properties officeooo:paragraph-rsid="0019f9ef"/>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text-properties officeooo:paragraph-rsid="001b2f10"/>
    </style:style>
    <style:style style:name="P8" style:family="paragraph" style:parent-style-name="Heading_20_1">
      <style:text-properties fo:language="en" fo:country="US"/>
    </style:style>
    <style:style style:name="T1" style:family="text">
      <style:text-properties officeooo:rsid="001b2f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Goal outline</text:h>
      <text:h text:style-name="Heading_20_2" text:outline-level="2">Main</text:h>
      <text:list xml:id="list3462110613" text:style-name="L1">
        <text:list-item>
          <text:p text:style-name="P3">In Porthaven, the team participates in the fair’s games to become familiar with the game mechanics.</text:p>
        </text:list-item>
        <text:list-item>
          <text:p text:style-name="P3">The team crosses the door to look for Howl, but shortly afterwards they come back fleeing Layton’s monsters and leave the castle.</text:p>
        </text:list-item>
        <text:list-item>
          <text:p text:style-name="P3">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3">In Salt Marina, the goal is to gather information about what happened to Howl. The team is in the middle of an attack by Layton’s monsters at the bazaar, and fights with the city’s soldiers.</text:p>
        </text:list-item>
        <text:list-item>
          <text:p text:style-name="P3">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3">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3">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3">In the swamps, the goal is to overcome hordes of monsters and enigmas to reach the dark mountain.</text:p>
        </text:list-item>
        <text:list-item>
          <text:p text:style-name="P3">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4">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3">Freed Howl they return to Ingary and clash against Layton’s army in Porthaven, but Howl is not yet in full force and they fall back to Kingsbury.</text:p>
        </text:list-item>
        <text:list-item>
          <text:p text:style-name="P3">In Kingsbury Suliman helps Howl to recover completely and the team defeats Layton.</text:p>
        </text:list-item>
      </text:list>
      <text:h text:style-name="Heading_20_2" text:outline-level="2">Side goal (whole world):</text:h>
      <text:list xml:id="list2216608926" text:style-name="L2">
        <text:list-item>
          <text:p text:style-name="P5">Search for pieces of Heen lost by the Witch of the Waste.</text:p>
        </text:list-item>
        <text:list-item>
          <text:p text:style-name="P5">In Cal there are two sub-quests to help the resistance: </text:p>
        </text:list-item>
      </text:list>
      <text:list xml:id="list2128570484" text:style-name="L3">
        <text:list-item>
          <text:p text:style-name="P7">The team must steal equipment in the armory of Cal <text:span text:style-name="T1">and sabotage</text:span> Layton’s army.</text:p>
        </text:list-item>
        <text:list-item>
          <text:p text:style-name="P6">The team must open a passage in the eastern walls that allows to connect the <text:span text:style-name="T1">resistance</text:span> with the outside <text:span text:style-name="T1">of the city</text:span>.</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7T16:06:48.201000000</dc:date>
    <meta:editing-duration>PT1H34M57S</meta:editing-duration>
    <meta:editing-cycles>22</meta:editing-cycles>
    <meta:generator>LibreOffice/6.1.2.1$Windows_X86_64 LibreOffice_project/65905a128db06ba48db947242809d14d3f9a93fe</meta:generator>
    <meta:document-statistic meta:table-count="1" meta:image-count="0" meta:object-count="0" meta:page-count="1" meta:paragraph-count="22" meta:word-count="647" meta:character-count="3559" meta:non-whitespace-character-count="2948"/>
    <meta:template xlink:type="simple" xlink:actuate="onRequest" xlink:title="" xlink:href="../MasterGameDesignDocument.odm" meta:date="2018-11-27T15:56:45.748000000"/>
  </office:meta>
</office:document-meta>
</file>